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31.1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55.05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69.7pt"/>
    </style:style>
    <style:style style:name="co12" style:family="table-column">
      <style:table-column-properties fo:break-before="auto" style:column-width="22.59pt"/>
    </style:style>
    <style:style style:name="co13" style:family="table-column">
      <style:table-column-properties fo:break-before="auto" style:column-width="30.36pt"/>
    </style:style>
    <style:style style:name="co14" style:family="table-column">
      <style:table-column-properties fo:break-before="auto" style:column-width="60.4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maller_outp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jpi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i3</text:p>
          </table:table-cell>
          <table:table-cell office:value-type="string" calcext:value-type="string">
            <text:p>jpi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X^2</text:p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ISODD(ROW([.D3]));[.D3];&quot;&quot;)" office:value-type="float" office:value="1.88963" calcext:value-type="float">
            <text:p>1.8896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8963" calcext:value-type="float">
            <text:p>1.88963</text:p>
          </table:table-cell>
          <table:table-cell/>
          <table:table-cell table:formula="of:=IF(ISODD(ROW([.D4]));[.D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ISODD(ROW([.D5]));[.D5];&quot;&quot;)" office:value-type="float" office:value="1.91115" calcext:value-type="float">
            <text:p>1.9111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115" calcext:value-type="float">
            <text:p>1.91115</text:p>
          </table:table-cell>
          <table:table-cell/>
          <table:table-cell table:formula="of:=IF(ISODD(ROW([.D6]));[.D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ISODD(ROW([.D7]));[.D7];&quot;&quot;)" office:value-type="float" office:value="1.91263" calcext:value-type="float">
            <text:p>1.9126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263" calcext:value-type="float">
            <text:p>1.91263</text:p>
          </table:table-cell>
          <table:table-cell/>
          <table:table-cell table:formula="of:=IF(ISODD(ROW([.D8]));[.D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9]));[.D9];&quot;&quot;)" office:value-type="float" office:value="1.99692" calcext:value-type="float">
            <text:p>1.9969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9692" calcext:value-type="float">
            <text:p>1.99692</text:p>
          </table:table-cell>
          <table:table-cell/>
          <table:table-cell table:formula="of:=IF(ISODD(ROW([.D10]));[.D1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11]));[.D11];&quot;&quot;)" office:value-type="float" office:value="2.01135" calcext:value-type="float">
            <text:p>2.0113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1135" calcext:value-type="float">
            <text:p>2.01135</text:p>
          </table:table-cell>
          <table:table-cell/>
          <table:table-cell table:formula="of:=IF(ISODD(ROW([.D12]));[.D1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13]));[.D13];&quot;&quot;)" office:value-type="float" office:value="2.00227" calcext:value-type="float">
            <text:p>2.0022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0227" calcext:value-type="float">
            <text:p>2.00227</text:p>
          </table:table-cell>
          <table:table-cell/>
          <table:table-cell table:formula="of:=IF(ISODD(ROW([.D14]));[.D1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15]));[.D15];&quot;&quot;)" office:value-type="float" office:value="1.80894" calcext:value-type="float">
            <text:p>1.8089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0894" calcext:value-type="float">
            <text:p>1.80894</text:p>
          </table:table-cell>
          <table:table-cell/>
          <table:table-cell table:formula="of:=IF(ISODD(ROW([.D16]));[.D1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17]));[.D17];&quot;&quot;)" office:value-type="float" office:value="1.82509" calcext:value-type="float">
            <text:p>1.8250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2509" calcext:value-type="float">
            <text:p>1.82509</text:p>
          </table:table-cell>
          <table:table-cell/>
          <table:table-cell table:formula="of:=IF(ISODD(ROW([.D18]));[.D1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19]));[.D19];&quot;&quot;)" office:value-type="float" office:value="1.82374" calcext:value-type="float">
            <text:p>1.8237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2374" calcext:value-type="float">
            <text:p>1.82374</text:p>
          </table:table-cell>
          <table:table-cell/>
          <table:table-cell table:formula="of:=IF(ISODD(ROW([.D20]));[.D2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21]));[.D21];&quot;&quot;)" office:value-type="float" office:value="1.94623" calcext:value-type="float">
            <text:p>1.9462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4623" calcext:value-type="float">
            <text:p>1.94623</text:p>
          </table:table-cell>
          <table:table-cell/>
          <table:table-cell table:formula="of:=IF(ISODD(ROW([.D22]));[.D2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23]));[.D23];&quot;&quot;)" office:value-type="float" office:value="1.96728" calcext:value-type="float">
            <text:p>1.9672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6728" calcext:value-type="float">
            <text:p>1.96728</text:p>
          </table:table-cell>
          <table:table-cell/>
          <table:table-cell table:formula="of:=IF(ISODD(ROW([.D24]));[.D2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25]));[.D25];&quot;&quot;)" office:value-type="float" office:value="1.97031" calcext:value-type="float">
            <text:p>1.9703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7031" calcext:value-type="float">
            <text:p>1.97031</text:p>
          </table:table-cell>
          <table:table-cell/>
          <table:table-cell table:formula="of:=IF(ISODD(ROW([.D26]));[.D2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27]));[.D27];&quot;&quot;)" office:value-type="float" office:value="2.05534" calcext:value-type="float">
            <text:p>2.0553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5534" calcext:value-type="float">
            <text:p>2.05534</text:p>
          </table:table-cell>
          <table:table-cell/>
          <table:table-cell table:formula="of:=IF(ISODD(ROW([.D28]));[.D2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29]));[.D29];&quot;&quot;)" office:value-type="float" office:value="2.06969" calcext:value-type="float">
            <text:p>2.0696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6969" calcext:value-type="float">
            <text:p>2.06969</text:p>
          </table:table-cell>
          <table:table-cell/>
          <table:table-cell table:formula="of:=IF(ISODD(ROW([.D30]));[.D3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31]));[.D31];&quot;&quot;)" office:value-type="float" office:value="2.06218" calcext:value-type="float">
            <text:p>2.0621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6218" calcext:value-type="float">
            <text:p>2.06218</text:p>
          </table:table-cell>
          <table:table-cell/>
          <table:table-cell table:formula="of:=IF(ISODD(ROW([.D32]));[.D3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33]));[.D33];&quot;&quot;)" office:value-type="float" office:value="1.869" calcext:value-type="float">
            <text:p>1.86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69" calcext:value-type="float">
            <text:p>1.869</text:p>
          </table:table-cell>
          <table:table-cell/>
          <table:table-cell table:formula="of:=IF(ISODD(ROW([.D34]));[.D3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35]));[.D35];&quot;&quot;)" office:value-type="float" office:value="1.88474" calcext:value-type="float">
            <text:p>1.8847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8474" calcext:value-type="float">
            <text:p>1.88474</text:p>
          </table:table-cell>
          <table:table-cell/>
          <table:table-cell table:formula="of:=IF(ISODD(ROW([.D36]));[.D3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37]));[.D37];&quot;&quot;)" office:value-type="float" office:value="1.8848" calcext:value-type="float">
            <text:p>1.884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848" calcext:value-type="float">
            <text:p>1.8848</text:p>
          </table:table-cell>
          <table:table-cell/>
          <table:table-cell table:formula="of:=IF(ISODD(ROW([.D38]));[.D3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39]));[.D39];&quot;&quot;)" office:value-type="float" office:value="1.94453" calcext:value-type="float">
            <text:p>1.9445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4453" calcext:value-type="float">
            <text:p>1.94453</text:p>
          </table:table-cell>
          <table:table-cell/>
          <table:table-cell table:formula="of:=IF(ISODD(ROW([.D40]));[.D4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41]));[.D41];&quot;&quot;)" office:value-type="float" office:value="1.96782" calcext:value-type="float">
            <text:p>1.9678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6782" calcext:value-type="float">
            <text:p>1.96782</text:p>
          </table:table-cell>
          <table:table-cell/>
          <table:table-cell table:formula="of:=IF(ISODD(ROW([.D42]));[.D4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43]));[.D43];&quot;&quot;)" office:value-type="float" office:value="1.97099" calcext:value-type="float">
            <text:p>1.9709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7099" calcext:value-type="float">
            <text:p>1.97099</text:p>
          </table:table-cell>
          <table:table-cell/>
          <table:table-cell table:formula="of:=IF(ISODD(ROW([.D44]));[.D4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45]));[.D45];&quot;&quot;)" office:value-type="float" office:value="2.06129" calcext:value-type="float">
            <text:p>2.0612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6129" calcext:value-type="float">
            <text:p>2.06129</text:p>
          </table:table-cell>
          <table:table-cell/>
          <table:table-cell table:formula="of:=IF(ISODD(ROW([.D46]));[.D4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47]));[.D47];&quot;&quot;)" office:value-type="float" office:value="2.07796" calcext:value-type="float">
            <text:p>2.0779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796" calcext:value-type="float">
            <text:p>2.07796</text:p>
          </table:table-cell>
          <table:table-cell/>
          <table:table-cell table:formula="of:=IF(ISODD(ROW([.D48]));[.D4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49]));[.D49];&quot;&quot;)" office:value-type="float" office:value="2.0705" calcext:value-type="float">
            <text:p>2.070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05" calcext:value-type="float">
            <text:p>2.0705</text:p>
          </table:table-cell>
          <table:table-cell/>
          <table:table-cell table:formula="of:=IF(ISODD(ROW([.D50]));[.D5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51]));[.D51];&quot;&quot;)" office:value-type="float" office:value="1.87146" calcext:value-type="float">
            <text:p>1.8714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7146" calcext:value-type="float">
            <text:p>1.87146</text:p>
          </table:table-cell>
          <table:table-cell/>
          <table:table-cell table:formula="of:=IF(ISODD(ROW([.D52]));[.D5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53]));[.D53];&quot;&quot;)" office:value-type="float" office:value="1.8894" calcext:value-type="float">
            <text:p>1.889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894" calcext:value-type="float">
            <text:p>1.8894</text:p>
          </table:table-cell>
          <table:table-cell/>
          <table:table-cell table:formula="of:=IF(ISODD(ROW([.D54]));[.D5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55]));[.D55];&quot;&quot;)" office:value-type="float" office:value="1.8897" calcext:value-type="float">
            <text:p>1.889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897" calcext:value-type="float">
            <text:p>1.8897</text:p>
          </table:table-cell>
          <table:table-cell/>
          <table:table-cell table:formula="of:=IF(ISODD(ROW([.D56]));[.D5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57]));[.D57];&quot;&quot;)" office:value-type="float" office:value="1.89292" calcext:value-type="float">
            <text:p>1.8929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292" calcext:value-type="float">
            <text:p>1.89292</text:p>
          </table:table-cell>
          <table:table-cell/>
          <table:table-cell table:formula="of:=IF(ISODD(ROW([.D58]));[.D5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59]));[.D59];&quot;&quot;)" office:value-type="float" office:value="1.91411" calcext:value-type="float">
            <text:p>1.9141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411" calcext:value-type="float">
            <text:p>1.91411</text:p>
          </table:table-cell>
          <table:table-cell/>
          <table:table-cell table:formula="of:=IF(ISODD(ROW([.D60]));[.D6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61]));[.D61];&quot;&quot;)" office:value-type="float" office:value="1.91559" calcext:value-type="float">
            <text:p>1.9155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559" calcext:value-type="float">
            <text:p>1.91559</text:p>
          </table:table-cell>
          <table:table-cell/>
          <table:table-cell table:formula="of:=IF(ISODD(ROW([.D62]));[.D6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63]));[.D63];&quot;&quot;)" office:value-type="float" office:value="2.0006" calcext:value-type="float">
            <text:p>2.000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006" calcext:value-type="float">
            <text:p>2.0006</text:p>
          </table:table-cell>
          <table:table-cell/>
          <table:table-cell table:formula="of:=IF(ISODD(ROW([.D64]));[.D6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65]));[.D65];&quot;&quot;)" office:value-type="float" office:value="2.0148" calcext:value-type="float">
            <text:p>2.014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148" calcext:value-type="float">
            <text:p>2.0148</text:p>
          </table:table-cell>
          <table:table-cell/>
          <table:table-cell table:formula="of:=IF(ISODD(ROW([.D66]));[.D6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67]));[.D67];&quot;&quot;)" office:value-type="float" office:value="2.00571" calcext:value-type="float">
            <text:p>2.0057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0571" calcext:value-type="float">
            <text:p>2.00571</text:p>
          </table:table-cell>
          <table:table-cell/>
          <table:table-cell table:formula="of:=IF(ISODD(ROW([.D68]));[.D6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69]));[.D69];&quot;&quot;)" office:value-type="float" office:value="1.81246" calcext:value-type="float">
            <text:p>1.8124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1246" calcext:value-type="float">
            <text:p>1.81246</text:p>
          </table:table-cell>
          <table:table-cell/>
          <table:table-cell table:formula="of:=IF(ISODD(ROW([.D70]));[.D7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71]));[.D71];&quot;&quot;)" office:value-type="float" office:value="1.82828" calcext:value-type="float">
            <text:p>1.8282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2828" calcext:value-type="float">
            <text:p>1.82828</text:p>
          </table:table-cell>
          <table:table-cell/>
          <table:table-cell table:formula="of:=IF(ISODD(ROW([.D72]));[.D7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73]));[.D73];&quot;&quot;)" office:value-type="float" office:value="1.82691" calcext:value-type="float">
            <text:p>1.8269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2691" calcext:value-type="float">
            <text:p>1.82691</text:p>
          </table:table-cell>
          <table:table-cell/>
          <table:table-cell table:formula="of:=IF(ISODD(ROW([.D74]));[.D7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75]));[.D75];&quot;&quot;)" office:value-type="float" office:value="1.94936" calcext:value-type="float">
            <text:p>1.9493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4936" calcext:value-type="float">
            <text:p>1.94936</text:p>
          </table:table-cell>
          <table:table-cell/>
          <table:table-cell table:formula="of:=IF(ISODD(ROW([.D76]));[.D7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77]));[.D77];&quot;&quot;)" office:value-type="float" office:value="1.97007" calcext:value-type="float">
            <text:p>1.9700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7007" calcext:value-type="float">
            <text:p>1.97007</text:p>
          </table:table-cell>
          <table:table-cell/>
          <table:table-cell table:formula="of:=IF(ISODD(ROW([.D78]));[.D7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79]));[.D79];&quot;&quot;)" office:value-type="float" office:value="1.97307" calcext:value-type="float">
            <text:p>1.9730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7307" calcext:value-type="float">
            <text:p>1.97307</text:p>
          </table:table-cell>
          <table:table-cell/>
          <table:table-cell table:formula="of:=IF(ISODD(ROW([.D80]));[.D8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81]));[.D81];&quot;&quot;)" office:value-type="float" office:value="2.0588" calcext:value-type="float">
            <text:p>2.058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588" calcext:value-type="float">
            <text:p>2.0588</text:p>
          </table:table-cell>
          <table:table-cell/>
          <table:table-cell table:formula="of:=IF(ISODD(ROW([.D82]));[.D8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83]));[.D83];&quot;&quot;)" office:value-type="float" office:value="2.07292" calcext:value-type="float">
            <text:p>2.0729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292" calcext:value-type="float">
            <text:p>2.07292</text:p>
          </table:table-cell>
          <table:table-cell/>
          <table:table-cell table:formula="of:=IF(ISODD(ROW([.D84]));[.D8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85]));[.D85];&quot;&quot;)" office:value-type="float" office:value="2.06538" calcext:value-type="float">
            <text:p>2.0653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6538" calcext:value-type="float">
            <text:p>2.06538</text:p>
          </table:table-cell>
          <table:table-cell/>
          <table:table-cell table:formula="of:=IF(ISODD(ROW([.D86]));[.D8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87]));[.D87];&quot;&quot;)" office:value-type="float" office:value="1.87231" calcext:value-type="float">
            <text:p>1.8723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7231" calcext:value-type="float">
            <text:p>1.87231</text:p>
          </table:table-cell>
          <table:table-cell/>
          <table:table-cell table:formula="of:=IF(ISODD(ROW([.D88]));[.D8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89]));[.D89];&quot;&quot;)" office:value-type="float" office:value="1.88772" calcext:value-type="float">
            <text:p>1.8877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8772" calcext:value-type="float">
            <text:p>1.88772</text:p>
          </table:table-cell>
          <table:table-cell/>
          <table:table-cell table:formula="of:=IF(ISODD(ROW([.D90]));[.D9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91]));[.D91];&quot;&quot;)" office:value-type="float" office:value="1.88774" calcext:value-type="float">
            <text:p>1.8877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8774" calcext:value-type="float">
            <text:p>1.88774</text:p>
          </table:table-cell>
          <table:table-cell/>
          <table:table-cell table:formula="of:=IF(ISODD(ROW([.D92]));[.D9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93]));[.D93];&quot;&quot;)" office:value-type="float" office:value="1.94641" calcext:value-type="float">
            <text:p>1.9464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4641" calcext:value-type="float">
            <text:p>1.94641</text:p>
          </table:table-cell>
          <table:table-cell/>
          <table:table-cell table:formula="of:=IF(ISODD(ROW([.D94]));[.D9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95]));[.D95];&quot;&quot;)" office:value-type="float" office:value="1.96932" calcext:value-type="float">
            <text:p>1.9693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6932" calcext:value-type="float">
            <text:p>1.96932</text:p>
          </table:table-cell>
          <table:table-cell/>
          <table:table-cell table:formula="of:=IF(ISODD(ROW([.D96]));[.D9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97]));[.D97];&quot;&quot;)" office:value-type="float" office:value="1.97251" calcext:value-type="float">
            <text:p>1.9725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7251" calcext:value-type="float">
            <text:p>1.97251</text:p>
          </table:table-cell>
          <table:table-cell/>
          <table:table-cell table:formula="of:=IF(ISODD(ROW([.D98]));[.D9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99]));[.D99];&quot;&quot;)" office:value-type="float" office:value="2.06344" calcext:value-type="float">
            <text:p>2.0634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6344" calcext:value-type="float">
            <text:p>2.06344</text:p>
          </table:table-cell>
          <table:table-cell/>
          <table:table-cell table:formula="of:=IF(ISODD(ROW([.D100]));[.D10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01]));[.D101];&quot;&quot;)" office:value-type="float" office:value="2.07985" calcext:value-type="float">
            <text:p>2.0798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985" calcext:value-type="float">
            <text:p>2.07985</text:p>
          </table:table-cell>
          <table:table-cell/>
          <table:table-cell table:formula="of:=IF(ISODD(ROW([.D102]));[.D10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03]));[.D103];&quot;&quot;)" office:value-type="float" office:value="2.0724" calcext:value-type="float">
            <text:p>2.072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24" calcext:value-type="float">
            <text:p>2.0724</text:p>
          </table:table-cell>
          <table:table-cell/>
          <table:table-cell table:formula="of:=IF(ISODD(ROW([.D104]));[.D10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05]));[.D105];&quot;&quot;)" office:value-type="float" office:value="1.87354" calcext:value-type="float">
            <text:p>1.8735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7354" calcext:value-type="float">
            <text:p>1.87354</text:p>
          </table:table-cell>
          <table:table-cell/>
          <table:table-cell table:formula="of:=IF(ISODD(ROW([.D106]));[.D10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07]));[.D107];&quot;&quot;)" office:value-type="float" office:value="1.8911" calcext:value-type="float">
            <text:p>1.891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11" calcext:value-type="float">
            <text:p>1.8911</text:p>
          </table:table-cell>
          <table:table-cell/>
          <table:table-cell table:formula="of:=IF(ISODD(ROW([.D108]));[.D10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09]));[.D109];&quot;&quot;)" office:value-type="float" office:value="1.89141" calcext:value-type="float">
            <text:p>1.8914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141" calcext:value-type="float">
            <text:p>1.89141</text:p>
          </table:table-cell>
          <table:table-cell/>
          <table:table-cell table:formula="of:=IF(ISODD(ROW([.D110]));[.D11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11]));[.D111];&quot;&quot;)" office:value-type="float" office:value="1.89323" calcext:value-type="float">
            <text:p>1.8932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323" calcext:value-type="float">
            <text:p>1.89323</text:p>
          </table:table-cell>
          <table:table-cell/>
          <table:table-cell table:formula="of:=IF(ISODD(ROW([.D112]));[.D11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13]));[.D113];&quot;&quot;)" office:value-type="float" office:value="1.91434" calcext:value-type="float">
            <text:p>1.9143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434" calcext:value-type="float">
            <text:p>1.91434</text:p>
          </table:table-cell>
          <table:table-cell/>
          <table:table-cell table:formula="of:=IF(ISODD(ROW([.D114]));[.D11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15]));[.D115];&quot;&quot;)" office:value-type="float" office:value="1.91586" calcext:value-type="float">
            <text:p>1.9158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586" calcext:value-type="float">
            <text:p>1.91586</text:p>
          </table:table-cell>
          <table:table-cell/>
          <table:table-cell table:formula="of:=IF(ISODD(ROW([.D116]));[.D11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17]));[.D117];&quot;&quot;)" office:value-type="float" office:value="2.00214" calcext:value-type="float">
            <text:p>2.0021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0214" calcext:value-type="float">
            <text:p>2.00214</text:p>
          </table:table-cell>
          <table:table-cell/>
          <table:table-cell table:formula="of:=IF(ISODD(ROW([.D118]));[.D11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19]));[.D119];&quot;&quot;)" office:value-type="float" office:value="2.01624" calcext:value-type="float">
            <text:p>2.0162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1624" calcext:value-type="float">
            <text:p>2.01624</text:p>
          </table:table-cell>
          <table:table-cell/>
          <table:table-cell table:formula="of:=IF(ISODD(ROW([.D120]));[.D12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21]));[.D121];&quot;&quot;)" office:value-type="float" office:value="2.00721" calcext:value-type="float">
            <text:p>2.0072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0721" calcext:value-type="float">
            <text:p>2.00721</text:p>
          </table:table-cell>
          <table:table-cell/>
          <table:table-cell table:formula="of:=IF(ISODD(ROW([.D122]));[.D12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23]));[.D123];&quot;&quot;)" office:value-type="float" office:value="1.81293" calcext:value-type="float">
            <text:p>1.8129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1293" calcext:value-type="float">
            <text:p>1.81293</text:p>
          </table:table-cell>
          <table:table-cell/>
          <table:table-cell table:formula="of:=IF(ISODD(ROW([.D124]));[.D12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25]));[.D125];&quot;&quot;)" office:value-type="float" office:value="1.82865" calcext:value-type="float">
            <text:p>1.8286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2865" calcext:value-type="float">
            <text:p>1.82865</text:p>
          </table:table-cell>
          <table:table-cell/>
          <table:table-cell table:formula="of:=IF(ISODD(ROW([.D126]));[.D12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27]));[.D127];&quot;&quot;)" office:value-type="float" office:value="1.82732" calcext:value-type="float">
            <text:p>1.8273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2732" calcext:value-type="float">
            <text:p>1.82732</text:p>
          </table:table-cell>
          <table:table-cell/>
          <table:table-cell table:formula="of:=IF(ISODD(ROW([.D128]));[.D12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29]));[.D129];&quot;&quot;)" office:value-type="float" office:value="1.94881" calcext:value-type="float">
            <text:p>1.9488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4881" calcext:value-type="float">
            <text:p>1.94881</text:p>
          </table:table-cell>
          <table:table-cell/>
          <table:table-cell table:formula="of:=IF(ISODD(ROW([.D130]));[.D13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31]));[.D131];&quot;&quot;)" office:value-type="float" office:value="1.96941" calcext:value-type="float">
            <text:p>1.9694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6941" calcext:value-type="float">
            <text:p>1.96941</text:p>
          </table:table-cell>
          <table:table-cell/>
          <table:table-cell table:formula="of:=IF(ISODD(ROW([.D132]));[.D13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33]));[.D133];&quot;&quot;)" office:value-type="float" office:value="1.97251" calcext:value-type="float">
            <text:p>1.9725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7251" calcext:value-type="float">
            <text:p>1.97251</text:p>
          </table:table-cell>
          <table:table-cell/>
          <table:table-cell table:formula="of:=IF(ISODD(ROW([.D134]));[.D13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35]));[.D135];&quot;&quot;)" office:value-type="float" office:value="2.05945" calcext:value-type="float">
            <text:p>2.0594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5945" calcext:value-type="float">
            <text:p>2.05945</text:p>
          </table:table-cell>
          <table:table-cell/>
          <table:table-cell table:formula="of:=IF(ISODD(ROW([.D136]));[.D13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37]));[.D137];&quot;&quot;)" office:value-type="float" office:value="2.07345" calcext:value-type="float">
            <text:p>2.0734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345" calcext:value-type="float">
            <text:p>2.07345</text:p>
          </table:table-cell>
          <table:table-cell/>
          <table:table-cell table:formula="of:=IF(ISODD(ROW([.D138]));[.D13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39]));[.D139];&quot;&quot;)" office:value-type="float" office:value="2.06601" calcext:value-type="float">
            <text:p>2.0660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6601" calcext:value-type="float">
            <text:p>2.06601</text:p>
          </table:table-cell>
          <table:table-cell/>
          <table:table-cell table:formula="of:=IF(ISODD(ROW([.D140]));[.D14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41]));[.D141];&quot;&quot;)" office:value-type="float" office:value="1.87196" calcext:value-type="float">
            <text:p>1.8719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7196" calcext:value-type="float">
            <text:p>1.87196</text:p>
          </table:table-cell>
          <table:table-cell/>
          <table:table-cell table:formula="of:=IF(ISODD(ROW([.D142]));[.D14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43]));[.D143];&quot;&quot;)" office:value-type="float" office:value="1.88725" calcext:value-type="float">
            <text:p>1.8872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8725" calcext:value-type="float">
            <text:p>1.88725</text:p>
          </table:table-cell>
          <table:table-cell/>
          <table:table-cell table:formula="of:=IF(ISODD(ROW([.D144]));[.D14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45]));[.D145];&quot;&quot;)" office:value-type="float" office:value="1.88736" calcext:value-type="float">
            <text:p>1.8873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8736" calcext:value-type="float">
            <text:p>1.88736</text:p>
          </table:table-cell>
          <table:table-cell/>
          <table:table-cell table:formula="of:=IF(ISODD(ROW([.D146]));[.D14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47]));[.D147];&quot;&quot;)" office:value-type="float" office:value="1.94601" calcext:value-type="float">
            <text:p>1.9460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4601" calcext:value-type="float">
            <text:p>1.94601</text:p>
          </table:table-cell>
          <table:table-cell/>
          <table:table-cell table:formula="of:=IF(ISODD(ROW([.D148]));[.D14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49]));[.D149];&quot;&quot;)" office:value-type="float" office:value="1.96885" calcext:value-type="float">
            <text:p>1.9688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6885" calcext:value-type="float">
            <text:p>1.96885</text:p>
          </table:table-cell>
          <table:table-cell/>
          <table:table-cell table:formula="of:=IF(ISODD(ROW([.D150]));[.D15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51]));[.D151];&quot;&quot;)" office:value-type="float" office:value="1.97205" calcext:value-type="float">
            <text:p>1.9720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7205" calcext:value-type="float">
            <text:p>1.97205</text:p>
          </table:table-cell>
          <table:table-cell/>
          <table:table-cell table:formula="of:=IF(ISODD(ROW([.D152]));[.D15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53]));[.D153];&quot;&quot;)" office:value-type="float" office:value="2.0643" calcext:value-type="float">
            <text:p>2.064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643" calcext:value-type="float">
            <text:p>2.0643</text:p>
          </table:table-cell>
          <table:table-cell/>
          <table:table-cell table:formula="of:=IF(ISODD(ROW([.D154]));[.D15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55]));[.D155];&quot;&quot;)" office:value-type="float" office:value="2.08063" calcext:value-type="float">
            <text:p>2.0806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8063" calcext:value-type="float">
            <text:p>2.08063</text:p>
          </table:table-cell>
          <table:table-cell/>
          <table:table-cell table:formula="of:=IF(ISODD(ROW([.D156]));[.D15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57]));[.D157];&quot;&quot;)" office:value-type="float" office:value="2.0732" calcext:value-type="float">
            <text:p>2.073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32" calcext:value-type="float">
            <text:p>2.0732</text:p>
          </table:table-cell>
          <table:table-cell/>
          <table:table-cell table:formula="of:=IF(ISODD(ROW([.D158]));[.D15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59]));[.D159];&quot;&quot;)" office:value-type="float" office:value="1.87328" calcext:value-type="float">
            <text:p>1.8732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7328" calcext:value-type="float">
            <text:p>1.87328</text:p>
          </table:table-cell>
          <table:table-cell/>
          <table:table-cell table:formula="of:=IF(ISODD(ROW([.D160]));[.D16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61]));[.D161];&quot;&quot;)" office:value-type="float" office:value="1.89077" calcext:value-type="float">
            <text:p>1.8907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077" calcext:value-type="float">
            <text:p>1.89077</text:p>
          </table:table-cell>
          <table:table-cell/>
          <table:table-cell table:formula="of:=IF(ISODD(ROW([.D162]));[.D16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63]));[.D163];&quot;&quot;)" office:value-type="float" office:value="1.89108" calcext:value-type="float">
            <text:p>1.8910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108" calcext:value-type="float">
            <text:p>1.89108</text:p>
          </table:table-cell>
          <table:table-cell/>
          <table:table-cell table:formula="of:=IF(ISODD(ROW([.D164]));[.D16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9"/>
        </table:table-row>
      </table:table>
      <table:table table:name="Sheet2" table:style-name="ta1">
        <table:table-column table:style-name="co15" table:number-columns-repeated="6" table:default-cell-style-name="Default"/>
        <table:table-row table:style-name="ro1">
          <table:table-cell office:value-type="string" calcext:value-type="string">
            <text:p>jpi1</text:p>
          </table:table-cell>
          <table:table-cell office:value-type="string" calcext:value-type="string">
            <text:p>jpi2</text:p>
          </table:table-cell>
          <table:table-cell office:value-type="string" calcext:value-type="string">
            <text:p>jpi3</text:p>
          </table:table-cell>
          <table:table-cell office:value-type="string" calcext:value-type="string">
            <text:p>jpi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X^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0894" calcext:value-type="float">
            <text:p>1.80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1246" calcext:value-type="float">
            <text:p>1.81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1293" calcext:value-type="float">
            <text:p>1.8129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2374" calcext:value-type="float">
            <text:p>1.823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2509" calcext:value-type="float">
            <text:p>1.8250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2691" calcext:value-type="float">
            <text:p>1.8269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2732" calcext:value-type="float">
            <text:p>1.827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2828" calcext:value-type="float">
            <text:p>1.828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2865" calcext:value-type="float">
            <text:p>1.82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9" calcext:value-type="float">
            <text:p>1.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146" calcext:value-type="float">
            <text:p>1.87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7196" calcext:value-type="float">
            <text:p>1.87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7231" calcext:value-type="float">
            <text:p>1.87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7328" calcext:value-type="float">
            <text:p>1.87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7354" calcext:value-type="float">
            <text:p>1.87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474" calcext:value-type="float">
            <text:p>1.8847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48" calcext:value-type="float">
            <text:p>1.88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8725" calcext:value-type="float">
            <text:p>1.8872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8736" calcext:value-type="float">
            <text:p>1.88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8772" calcext:value-type="float">
            <text:p>1.8877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8774" calcext:value-type="float">
            <text:p>1.887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94" calcext:value-type="float">
            <text:p>1.8894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.88963" calcext:value-type="float">
            <text:p>1.8896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97" calcext:value-type="float">
            <text:p>1.88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9077" calcext:value-type="float">
            <text:p>1.89077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9108" calcext:value-type="float">
            <text:p>1.89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911" calcext:value-type="float">
            <text:p>1.891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9141" calcext:value-type="float">
            <text:p>1.8914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9292" calcext:value-type="float">
            <text:p>1.8929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9323" calcext:value-type="float">
            <text:p>1.893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1115" calcext:value-type="float">
            <text:p>1.911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1263" calcext:value-type="float">
            <text:p>1.912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1411" calcext:value-type="float">
            <text:p>1.91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1434" calcext:value-type="float">
            <text:p>1.914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1559" calcext:value-type="float">
            <text:p>1.915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1586" calcext:value-type="float">
            <text:p>1.9158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453" calcext:value-type="float">
            <text:p>1.9445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4601" calcext:value-type="float">
            <text:p>1.946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23" calcext:value-type="float">
            <text:p>1.946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4641" calcext:value-type="float">
            <text:p>1.9464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4881" calcext:value-type="float">
            <text:p>1.9488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4936" calcext:value-type="float">
            <text:p>1.949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728" calcext:value-type="float">
            <text:p>1.96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782" calcext:value-type="float">
            <text:p>1.967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6885" calcext:value-type="float">
            <text:p>1.968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6932" calcext:value-type="float">
            <text:p>1.969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6941" calcext:value-type="float">
            <text:p>1.969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7007" calcext:value-type="float">
            <text:p>1.97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031" calcext:value-type="float">
            <text:p>1.97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099" calcext:value-type="float">
            <text:p>1.970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7205" calcext:value-type="float">
            <text:p>1.972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7251" calcext:value-type="float">
            <text:p>1.972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7251" calcext:value-type="float">
            <text:p>1.972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7307" calcext:value-type="float">
            <text:p>1.97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692" calcext:value-type="float">
            <text:p>1.996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006" calcext:value-type="float">
            <text:p>2.0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0214" calcext:value-type="float">
            <text:p>2.00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0227" calcext:value-type="float">
            <text:p>2.002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0571" calcext:value-type="float">
            <text:p>2.00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0721" calcext:value-type="float">
            <text:p>2.0072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135" calcext:value-type="float">
            <text:p>2.0113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148" calcext:value-type="float">
            <text:p>2.01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1624" calcext:value-type="float">
            <text:p>2.01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534" calcext:value-type="float">
            <text:p>2.05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588" calcext:value-type="float">
            <text:p>2.05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5945" calcext:value-type="float">
            <text:p>2.05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129" calcext:value-type="float">
            <text:p>2.06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218" calcext:value-type="float">
            <text:p>2.06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6344" calcext:value-type="float">
            <text:p>2.06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643" calcext:value-type="float">
            <text:p>2.0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6538" calcext:value-type="float">
            <text:p>2.065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6601" calcext:value-type="float">
            <text:p>2.0660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969" calcext:value-type="float">
            <text:p>2.06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05" calcext:value-type="float">
            <text:p>2.0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724" calcext:value-type="float">
            <text:p>2.0724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7292" calcext:value-type="float">
            <text:p>2.072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732" calcext:value-type="float">
            <text:p>2.073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7345" calcext:value-type="float">
            <text:p>2.0734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796" calcext:value-type="float">
            <text:p>2.0779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7985" calcext:value-type="float">
            <text:p>2.0798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8063" calcext:value-type="float">
            <text:p>2.08063</text:p>
          </table:table-cell>
        </table:table-row>
      </table:table>
      <table:named-expressions/>
      <table:database-ranges>
        <table:database-range table:name="__Anonymous_Sheet_DB__0" table:target-range-address="smaller_outputs.G1:smaller_outputs.G163" table:display-filter-buttons="true">
          <table:filter>
            <table:filter-and>
              <table:filter-condition table:field-number="0" table:value="0" table:operator="="/>
            </table:filter-and>
          </table:filter>
        </table:database-range>
        <table:database-range table:name="__Anonymous_Sheet_DB__1" table:target-range-address="Sheet2.A1:Sheet2.F82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3T12:09:57.058602560</dc:date>
    <meta:editing-duration>PT9M21S</meta:editing-duration>
    <meta:editing-cycles>1</meta:editing-cycles>
    <meta:document-statistic meta:table-count="2" meta:cell-count="1552" meta:object-count="0"/>
    <meta:generator>LibreOffice/5.2.7.2$Linux_X86_64 LibreOffice_project/20m0$Build-2</meta:generator>
  </office:meta>
</office:document-meta>
</file>